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OpenSymbol" svg:font-family="OpenSymbol" style:font-charset="x-symbol"/>
  </office:font-face-decls>
  <office:automatic-styles>
    <style:style style:name="P1" style:family="paragraph" style:parent-style-name="Standard">
      <style:text-properties officeooo:rsid="001120d0" officeooo:paragraph-rsid="001120d0"/>
    </style:style>
    <style:style style:name="P2" style:family="paragraph" style:parent-style-name="Standard">
      <style:text-properties officeooo:rsid="0002ed87" officeooo:paragraph-rsid="0002ed87"/>
    </style:style>
    <style:style style:name="P3" style:family="paragraph" style:parent-style-name="Standard">
      <style:text-properties style:font-name="Nimbus Mono PS" officeooo:rsid="0002ed87" officeooo:paragraph-rsid="0002ed87"/>
    </style:style>
    <style:style style:name="P4" style:family="paragraph" style:parent-style-name="Standard">
      <style:text-properties style:font-name="Nimbus Mono PS" officeooo:rsid="000650c2" officeooo:paragraph-rsid="000650c2"/>
    </style:style>
    <style:style style:name="P5" style:family="paragraph" style:parent-style-name="Standard">
      <style:text-properties style:font-name="Nimbus Mono PS" officeooo:rsid="00069a65" officeooo:paragraph-rsid="00069a65"/>
    </style:style>
    <style:style style:name="P6" style:family="paragraph" style:parent-style-name="Standard">
      <style:text-properties style:font-name="Nimbus Mono PS" officeooo:rsid="0008635f" officeooo:paragraph-rsid="0008635f"/>
    </style:style>
    <style:style style:name="P7" style:family="paragraph" style:parent-style-name="Standard">
      <style:text-properties style:font-name="Nimbus Mono PS" officeooo:rsid="0003de2c" officeooo:paragraph-rsid="000ca394"/>
    </style:style>
    <style:style style:name="P8" style:family="paragraph" style:parent-style-name="Standard">
      <style:text-properties officeooo:rsid="0001503a" officeooo:paragraph-rsid="0001503a"/>
    </style:style>
    <style:style style:name="P9" style:family="paragraph" style:parent-style-name="Standard">
      <style:text-properties officeooo:rsid="0001503a" officeooo:paragraph-rsid="001120d0"/>
    </style:style>
    <style:style style:name="P10" style:family="paragraph" style:parent-style-name="Standard">
      <style:text-properties officeooo:rsid="0001503a" officeooo:paragraph-rsid="001a37bc"/>
    </style:style>
    <style:style style:name="P11" style:family="paragraph" style:parent-style-name="Standard">
      <style:text-properties officeooo:rsid="000466c4" officeooo:paragraph-rsid="000466c4"/>
    </style:style>
    <style:style style:name="P12" style:family="paragraph" style:parent-style-name="Standard">
      <style:text-properties officeooo:rsid="000466c4" officeooo:paragraph-rsid="000fb2b6"/>
    </style:style>
    <style:style style:name="P13" style:family="paragraph" style:parent-style-name="Standard">
      <style:text-properties officeooo:rsid="00130f27" officeooo:paragraph-rsid="00130f27"/>
    </style:style>
    <style:style style:name="P14" style:family="paragraph" style:parent-style-name="Standard">
      <style:text-properties officeooo:rsid="00168d69" officeooo:paragraph-rsid="00168d69"/>
    </style:style>
    <style:style style:name="P15" style:family="paragraph" style:parent-style-name="Standard">
      <style:text-properties officeooo:rsid="001965e7" officeooo:paragraph-rsid="001965e7"/>
    </style:style>
    <style:style style:name="P16" style:family="paragraph" style:parent-style-name="Standard">
      <style:text-properties officeooo:rsid="001a4884" officeooo:paragraph-rsid="001a4884"/>
    </style:style>
    <style:style style:name="P17" style:family="paragraph" style:parent-style-name="Standard">
      <style:text-properties officeooo:rsid="001d627e" officeooo:paragraph-rsid="001d627e"/>
    </style:style>
    <style:style style:name="P18" style:family="paragraph" style:parent-style-name="Standard">
      <style:text-properties officeooo:rsid="001efcd3" officeooo:paragraph-rsid="001efcd3"/>
    </style:style>
    <style:style style:name="P19" style:family="paragraph" style:parent-style-name="Standard">
      <style:text-properties officeooo:rsid="001fc08a" officeooo:paragraph-rsid="001fc08a"/>
    </style:style>
    <style:style style:name="P20" style:family="paragraph" style:parent-style-name="Standard">
      <style:text-properties officeooo:rsid="002185c6" officeooo:paragraph-rsid="002185c6"/>
    </style:style>
    <style:style style:name="P21" style:family="paragraph" style:parent-style-name="Standard">
      <style:paragraph-properties fo:break-before="page"/>
      <style:text-properties officeooo:rsid="002185c6" officeooo:paragraph-rsid="001fc08a"/>
    </style:style>
    <style:style style:name="P22" style:family="paragraph" style:parent-style-name="Standard" style:list-style-name="L1">
      <style:text-properties officeooo:rsid="0001503a" officeooo:paragraph-rsid="0001503a"/>
    </style:style>
    <style:style style:name="P23" style:family="paragraph" style:parent-style-name="Standard" style:list-style-name="L2">
      <style:text-properties officeooo:rsid="0001503a" officeooo:paragraph-rsid="001a37bc"/>
    </style:style>
    <style:style style:name="P24" style:family="paragraph" style:parent-style-name="Standard" style:list-style-name="L1">
      <style:text-properties officeooo:rsid="002185c6" officeooo:paragraph-rsid="002185c6"/>
    </style:style>
    <style:style style:name="P25" style:family="paragraph" style:parent-style-name="Standard" style:list-style-name="L1">
      <style:text-properties officeooo:rsid="001120d0" officeooo:paragraph-rsid="001120d0"/>
    </style:style>
    <style:style style:name="P26" style:family="paragraph" style:parent-style-name="Standard" style:list-style-name="L2">
      <style:text-properties officeooo:rsid="001a37bc" officeooo:paragraph-rsid="001a37bc"/>
    </style:style>
    <style:style style:name="P27" style:family="paragraph" style:parent-style-name="Standard">
      <style:text-properties officeooo:rsid="001d627e" officeooo:paragraph-rsid="0023785e"/>
    </style:style>
    <style:style style:name="P28" style:family="paragraph" style:parent-style-name="Standard">
      <style:text-properties officeooo:rsid="001d627e" officeooo:paragraph-rsid="001d627e"/>
    </style:style>
    <style:style style:name="T1" style:family="text">
      <style:text-properties officeooo:rsid="0001503a"/>
    </style:style>
    <style:style style:name="T2" style:family="text">
      <style:text-properties officeooo:rsid="0002ed87"/>
    </style:style>
    <style:style style:name="T3" style:family="text">
      <style:text-properties officeooo:rsid="000466c4"/>
    </style:style>
    <style:style style:name="T4" style:family="text">
      <style:text-properties officeooo:rsid="00069a65"/>
    </style:style>
    <style:style style:name="T5" style:family="text">
      <style:text-properties officeooo:rsid="000ca394"/>
    </style:style>
    <style:style style:name="T6" style:family="text">
      <style:text-properties officeooo:rsid="000e0d6e"/>
    </style:style>
    <style:style style:name="T7" style:family="text">
      <style:text-properties officeooo:rsid="000fb2b6"/>
    </style:style>
    <style:style style:name="T8" style:family="text">
      <style:text-properties officeooo:rsid="001120d0"/>
    </style:style>
    <style:style style:name="T9" style:family="text">
      <style:text-properties officeooo:rsid="00148b06"/>
    </style:style>
    <style:style style:name="T10" style:family="text">
      <style:text-properties officeooo:rsid="00168d69"/>
    </style:style>
    <style:style style:name="T11" style:family="text">
      <style:text-properties officeooo:rsid="00186191"/>
    </style:style>
    <style:style style:name="T12" style:family="text">
      <style:text-properties officeooo:rsid="001a4884"/>
    </style:style>
    <style:style style:name="T13" style:family="text">
      <style:text-properties officeooo:rsid="001bdb93"/>
    </style:style>
    <style:style style:name="T14" style:family="text">
      <style:text-properties officeooo:rsid="001fc08a"/>
    </style:style>
    <style:style style:name="T15" style:family="text">
      <style:text-properties officeooo:rsid="002185c6"/>
    </style:style>
    <style:style style:name="T16" style:family="text">
      <style:text-properties officeooo:rsid="0023785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structura del proyecto Java</text:p>
      <text:p text:style-name="P2"/>
      <text:p text:style-name="P3">TextoASubtitulosSRT </text:p>
      <text:p text:style-name="P3">|-src</text:p>
      <text:p text:style-name="P3">| <text:span text:style-name="T4">|</text:span>-main.java</text:p>
      <text:p text:style-name="P4">| <text:s text:c="7"/>|-VentanaPrincipal.java</text:p>
      <text:p text:style-name="P3">|-src-python</text:p>
      <text:p text:style-name="P5">| |-coqui_script.py</text:p>
      <text:p text:style-name="P5">| |-normalizar_volume.py</text:p>
      <text:p text:style-name="P3">|-doc-publico</text:p>
      <text:p text:style-name="P6">| |-Instalar-python-coqui-librerias.odt </text:p>
      <text:p text:style-name="P3">|-python</text:p>
      <text:p text:style-name="P3">| |-coqui-venv</text:p>
      <text:p text:style-name="P7"><text:span text:style-name="T5">|</text:span> |-normalizar_volume.py</text:p>
      <text:p text:style-name="P3">|-salida-srt</text:p>
      <text:p text:style-name="P3">|-salida-wav</text:p>
      <text:p text:style-name="P3"/>
      <text:p text:style-name="P2"/>
      <text:p text:style-name="P2"><text:span text:style-name="T8">Desde Synaptic o con apt instalar:</text:span><text:tab/></text:p>
      <text:list text:style-name="L1">
        <text:list-item>
          <text:p text:style-name="P22">Python<text:span text:style-name="T8">3</text:span></text:p>
        </text:list-item>
        <text:list-item>
          <text:p text:style-name="P22">python3-virtualenv </text:p>
        </text:list-item>
        <text:list-item>
          <text:p text:style-name="P24">virtualenv</text:p>
        </text:list-item>
        <text:list-item>
          <text:p text:style-name="P25">ffmpeg</text:p>
          <text:p text:style-name="P22"/>
        </text:list-item>
      </text:list>
      <text:p text:style-name="P14">Desinstalar un ambiente virtual Python3 </text:p>
      <text:p text:style-name="P1"/>
      <text:p text:style-name="P1">Si es necesario borrar el entorno virtual Python anterior, ejecutar estando en el directorio raíz del proyecto Eclipse <text:span text:style-name="T1">/eclipse-workspaceSE/</text:span>TextoASubtitulosSRT:</text:p>
      <text:p text:style-name="P1"/>
      <text:p text:style-name="P1">$ deactivate</text:p>
      <text:p text:style-name="P1">$ rm -rf python/coqui-venv </text:p>
      <text:p text:style-name="P1"/>
      <text:p text:style-name="P14">Cómo instalar un ambiente virtual Python3</text:p>
      <text:p text:style-name="P14"/>
      <text:p text:style-name="P8">Estando en la carpeta raíz del proyecto Java: /eclipse-workspaceSE/TextoASubtitulos/</text:p>
      <text:p text:style-name="P8"/>
      <text:p text:style-name="P19">Crear el directorio python si no está creado previamente</text:p>
      <text:p text:style-name="P8">$ mkdir python</text:p>
      <text:p text:style-name="P8"/>
      <text:p text:style-name="P19">Crear un entorno virtual</text:p>
      <text:p text:style-name="P8">$ virtualenv --always-copy python/coqui-venv</text:p>
      <text:p text:style-name="P8"/>
      <text:p text:style-name="P19">Activar el entorno virtual</text:p>
      <text:p text:style-name="P8">$ source <text:span text:style-name="T2">py</text:span><text:span text:style-name="T6">th</text:span><text:span text:style-name="T2">on/</text:span>coqui-venv/bin/activate</text:p>
      <text:p text:style-name="P8"/>
      <text:p text:style-name="P1">Para verificar la correcta instalación ejecutar:</text:p>
      <text:p text:style-name="P1">$ realpath python/coqui-venv/bin/python</text:p>
      <text:p text:style-name="P9"/>
      <text:p text:style-name="P2">El pront de Linux cambiará a: (coqui-venv) …/<text:span text:style-name="T1">TextoASubtitulos</text:span> $</text:p>
      <text:p text:style-name="P2"/>
      <text:p text:style-name="P2">Instalar Coqui TTS y dependencias, con el entorno virtual Python activado</text:p>
      <text:p text:style-name="P2"/>
      <text:p text:style-name="P2"><text:soft-page-break/>Esto instala la CLI y librerías de síntesis de voz de Coqui:</text:p>
      <text:p text:style-name="P2"/>
      <text:p text:style-name="P2">$ pip3 install TTS soundfile</text:p>
      <text:p text:style-name="P2"/>
      <text:p text:style-name="P2">Ver modelos disponibles (opcional)</text:p>
      <text:p text:style-name="P2"/>
      <text:p text:style-name="P2">$ tts --list_models</text:p>
      <text:p text:style-name="P2"/>
      <text:p text:style-name="P2">Verificar que figuran en la salida los siguientes modelos o tomar nota de los modelos existentes en español o el lenguaje deseado:</text:p>
      <text:p text:style-name="P2"/>
      <text:p text:style-name="P2">tts_models/es/css10/vits → Español, buena calidad. <text:span text:style-name="T11">Funciona con PyTorch 2.6+</text:span></text:p>
      <text:p text:style-name="P2">tts_models/es/mai/tacotron2-DDC → Otra voz en español. <text:span text:style-name="T11">Funciona con PyTorch 2.5</text:span></text:p>
      <text:p text:style-name="P8"/>
      <text:p text:style-name="P15">Comando para verificar que PyTorch está instalado en el ambiente virtual de Python3. </text:p>
      <text:p text:style-name="P15"/>
      <text:p text:style-name="P15">$ python3 -c "import torch; print(torch.__version__)"</text:p>
      <text:p text:style-name="P8"/>
      <text:p text:style-name="P18">Salida esperada:</text:p>
      <text:p text:style-name="P18"/>
      <text:p text:style-name="P18">(coqui-venv) carlos@debian1050ti:~/Documentos/EspaciosTrabajos/eclipse-workspaceSE/TextoASubtitulos$ python3 -c "import torch; print(torch.__version__)"</text:p>
      <text:p text:style-name="P18"/>
      <text:p text:style-name="P18">2.7.1+cu126</text:p>
      <text:p text:style-name="P8"/>
      <text:p text:style-name="P20">Este es un Torch antiguo, <text:s/></text:p>
      <text:p text:style-name="P8">$ python3 -c "import torch; print(torch.__version__)"</text:p>
      <text:p text:style-name="P8"/>
      <text:p text:style-name="P8">2.5.1+cpu</text:p>
      <text:p text:style-name="P8"/>
      <text:p text:style-name="P13">Instalar librerías de audio y otras librerías necesarias de Python</text:p>
      <text:p text:style-name="P13"/>
      <text:p text:style-name="P13">$ pip3 install soundfile</text:p>
      <text:p text:style-name="P13">$ pip3 install librosa</text:p>
      <text:p text:style-name="P8"/>
      <text:p text:style-name="P8">Probar síntesis rápida desde consola</text:p>
      <text:p text:style-name="P8"/>
      <text:p text:style-name="P8"><text:span text:style-name="T10">$ </text:span>tts --model_name tts_models/es/css10/vits --text "Hola, este es un texto de prueba." --out_path <text:span text:style-name="T3">salida-wav/</text:span>prueba.wav</text:p>
      <text:p text:style-name="P8"/>
      <text:p text:style-name="P16">Estas dos líneas hacel lo mismo:</text:p>
      <text:list text:style-name="L2">
        <text:list-item>
          <text:p text:style-name="P23">$ python3 src-python/coqui_script.py "Prueba de texto a voz, bloque número uno." 001</text:p>
        </text:list-item>
        <text:list-item>
          <text:p text:style-name="P26"><text:span text:style-name="T12">$</text:span> tts --model_name tts_models/es/css10/vits --text "Hola, este es un texto de prueba." --out_path salida-wav/<text:span text:style-name="T13">001</text:span>prueba.wav </text:p>
        </text:list-item>
      </text:list>
      <text:p text:style-name="P10"/>
      <text:p text:style-name="P8"><text:span text:style-name="T3">El archivo </text:span>coqui_script.py <text:span text:style-name="T3">ubicado en la carpeta src-python convertirá texto a voz </text:span></text:p>
      <text:p text:style-name="P8"/>
      <text:p text:style-name="P11">Forma de usar el archivo coqui_script.py</text:p>
      <text:p text:style-name="P11"/>
      <text:p text:style-name="P11">$ python3 src-python/coqui_script.py "Prueba de texto a voz, <text:span text:style-name="T6">bloque número uno</text:span>." <text:span text:style-name="T6">001</text:span></text:p>
      <text:p text:style-name="P11"/>
      <text:p text:style-name="P12">Generará el archivo <text:span text:style-name="T7">001_coqui</text:span>.wav <text:span text:style-name="T7">no normalizado entre</text:span> 1 y -1 <text:s/>en los niveles de sonido.</text:p>
      <text:p text:style-name="P11"><text:soft-page-break/></text:p>
      <text:p text:style-name="P11">Script Python normalizar_volume.py para normalizar la voz generada</text:p>
      <text:p text:style-name="P11"/>
      <text:p text:style-name="P11">Instalar la librería FFmpeg <text:span text:style-name="T9">si es necesario </text:span></text:p>
      <text:p text:style-name="P11"/>
      <text:p text:style-name="P11">Comando para usar el script <text:s/>normalizar_volume.py</text:p>
      <text:p text:style-name="P11"/>
      <text:p text:style-name="P11">$ python3 src-python/normalizar_volume.py <text:span text:style-name="T7">001</text:span></text:p>
      <text:p text:style-name="P11"/>
      <text:p text:style-name="P11">Generará el archivo <text:span text:style-name="T7">001_</text:span>normalized_output.wav normalizado entre 1 y -1 <text:s/>en los niveles de sonido.</text:p>
      <text:p text:style-name="P11"/>
      <text:p text:style-name="P11"/>
      <text:p text:style-name="P11">!<text:span text:style-name="T14">Atento¡</text:span></text:p>
      <text:p text:style-name="P19">Después de activar un entorno virtual Python e instalar todas las dependencias y ejecutar todos los algoritmos Java y Python al menos una o dos veces ya se habrán instalado todas las dependencias y no hará falta activar el ambiente virtual para ejecutar los algoritmos Java y Python. Recordar que los algoritmos Java y Python deben tener referencia completa a las carpetas del entorno virtual que quieran usar esos algoritmos. Si se hacen cambios en los algoritmos Java o Python que implican nuevas librerías o dependencia hay que activas el entorno virtual para que las librerías se instalen al usar dichos algoritmos, una vez instaladas ya no hace falta activar el entorno virtual para ejecutar dichos algoritmos. <text:span text:style-name="T15">En la práctica esto es una forma manual de gestionar las dependencias. En el futuro los algoritmos Java y Python podrían activar los ambientes virtuales para automatizar la instalación de dependencias y luego desactivar los ambientes virtuales y continuar la ejecución de los algoritmos haciendo referencia completa a los directorio de los ambientes virtuales.</text:span></text:p>
      <text:p text:style-name="P19"/>
      <text:p text:style-name="P19"/>
      <text:p text:style-name="P19"/>
      <text:p text:style-name="P19"/>
      <text:p text:style-name="P21">PLAN DE INSTALACIÓN DE STABLE DIFFUSION con SDXL</text:p>
      <text:p text:style-name="P19"><text:s/></text:p>
      <text:p text:style-name="P17">✅ Pasos para eliminar y volver a instalar el entorno virtual (sd-venv) con copias completas de Python</text:p>
      <text:p text:style-name="P17"/>
      <text:p text:style-name="P17">1. 🧹 Eliminar el entorno virtual actual <text:span text:style-name="T15">si es necesario</text:span></text:p>
      <text:p text:style-name="P17">Desde la raíz de tu proyecto:</text:p>
      <text:p text:style-name="P17"/>
      <text:p text:style-name="P17">rm -rf python/sd-venv</text:p>
      <text:p text:style-name="P17"/>
      <text:p text:style-name="P17">2. 📦 Instalar virtualenv si aún no <text:span text:style-name="T15">se ha instalado previamente</text:span></text:p>
      <text:p text:style-name="P17"/>
      <text:p text:style-name="P27"><text:span text:style-name="T15">$ </text:span>pip<text:span text:style-name="T16">3</text:span> install virtualenv </text:p>
      <text:p text:style-name="P27"/>
      <text:p text:style-name="P17"><text:span text:style-name="T16">O mejor, usar</text:span> el sistema de paquetes de Debian <text:span text:style-name="T15">apt o Synaptic</text:span>:</text:p>
      <text:p text:style-name="P17"/>
      <text:p text:style-name="P17"><text:span text:style-name="T15">$ </text:span>sudo apt install virtualenv</text:p>
      <text:p text:style-name="P17"/>
      <text:p text:style-name="P27"><text:span text:style-name="T15">#</text:span><text:span text:style-name="T16">con pip3, normalmente no se puede instalar dependencias o paquetes de terceros en</text:span><text:span text:style-name="T15"> Python pre instalado </text:span><text:span text:style-name="T16">en</text:span><text:span text:style-name="T15"> Debian 12, </text:span><text:span text:style-name="T16">por eso hay que crear un entorno virtual con una nueva instalación full de Python con todas sus dependencias y paquetes de terceros.</text:span></text:p>
      <text:p text:style-name="P27"/>
      <text:p text:style-name="P17">3. 🛠️ Crear el nuevo entorno virtual <text:span text:style-name="T15">Python full, </text:span>sin enlaces simbólicos <text:span text:style-name="T15">a otro Python instalado</text:span></text:p>
      <text:p text:style-name="P17"/>
      <text:p text:style-name="P17"><text:span text:style-name="T15">$ </text:span>virtualenv --always-copy python/sd-venv</text:p>
      <text:p text:style-name="P17"/>
      <text:p text:style-name="P17">Esto crea un entorno con copias físicas del binario python, <text:span text:style-name="T16">sin</text:span> enlaces a /usr/bin/python.</text:p>
      <text:p text:style-name="P17"/>
      <text:p text:style-name="P17">4. 📥 Activar (opcional, si <text:span text:style-name="T16">se </text:span>instalar<text:span text:style-name="T16">an dependencias y paquetes</text:span>)</text:p>
      <text:p text:style-name="P17"/>
      <text:p text:style-name="P17"><text:span text:style-name="T15">$ </text:span>source python/sd-venv/bin/activate</text:p>
      <text:p text:style-name="P17"/>
      <text:p text:style-name="P17">5. ✅ Instalar Stable Diffusion y dependencias dentro de sd-venv</text:p>
      <text:p text:style-name="P17">Desde el entorno activo:</text:p>
      <text:p text:style-name="P17"/>
      <text:p text:style-name="P17"><text:span text:style-name="T15">$ </text:span>pip<text:span text:style-name="T16">3</text:span> install torch torchvision torchaudio --index-url https://download.pytorch.org/whl/cpu</text:p>
      <text:p text:style-name="P17"/>
      <text:p text:style-name="P17"><text:span text:style-name="T15">$ </text:span>pip<text:span text:style-name="T16">3</text:span> install diffusers transformers accelerate scipy safetensors</text:p>
      <text:p text:style-name="P17"/>
      <text:p text:style-name="P17">Y si <text:span text:style-name="T16">se usa </text:span>un script como: generar_imagen_sdxl.py, <text:span text:style-name="T16">hay que </text:span>asegura<text:span text:style-name="T16">rse</text:span> que esté apuntando al python dentro de sd-venv <text:span text:style-name="T16">al momento de ejecutarlo</text:span>:</text:p>
      <text:p text:style-name="P17"/>
      <text:p text:style-name="P17">python/sd-venv/bin/python src-python/generar_imagen_sdxl.py "<text:span text:style-name="T16">Imagen realista de un jugador de cartas.</text:span>"</text:p>
      <text:p text:style-name="P17"/>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6T19:09:08.157369881</meta:creation-date>
    <meta:generator>LibreOffice/7.4.7.2$Linux_X86_64 LibreOffice_project/40$Build-2</meta:generator>
    <dc:date>2025-07-21T19:40:08.114310001</dc:date>
    <meta:editing-duration>PT19H1M35S</meta:editing-duration>
    <meta:editing-cycles>29</meta:editing-cycles>
    <meta:document-statistic meta:table-count="0" meta:image-count="0" meta:object-count="0" meta:page-count="4" meta:paragraph-count="93" meta:word-count="811" meta:character-count="5669" meta:non-whitespace-character-count="4942"/>
  </office:meta>
</office:document-meta>
</file>